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1000002397158CB30F4CEB6EB.png" manifest:media-type="image/png"/>
  <manifest:file-entry manifest:full-path="Pictures/100000010000071800000276865CBFEAAA5467C5.png" manifest:media-type="image/png"/>
  <manifest:file-entry manifest:full-path="Pictures/1000000100000606000003B4AE832AB916D63E39.png" manifest:media-type="image/png"/>
  <manifest:file-entry manifest:full-path="Pictures/100000010000038F0000021CF13E90135EE5B0F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4" text:anchor-type="char" svg:width="6.6929in" svg:height="3.9665in" draw:z-index="3"><draw:image xlink:href="Pictures/100000010000038F0000021CF13E90135EE5B0F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2" draw:name="Image3" text:anchor-type="char" svg:x="0.1772in" svg:y="0.1807in" svg:width="6.6929in" svg:height="4.1146in" draw:z-index="2"><draw:image xlink:href="Pictures/1000000100000606000003B4AE832AB916D63E3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6.6929in" svg:height="2.3217in" draw:z-index="0"><draw:image xlink:href="Pictures/100000010000071800000276865CBFEAAA5467C5.png" xlink:type="simple" xlink:show="embed" xlink:actuate="onLoad" draw:mime-type="image/png"/></draw:frame><draw:frame draw:style-name="fr2" draw:name="Image2" text:anchor-type="char" svg:x="-0.0937in" svg:y="3.4583in" svg:width="6.6929in" svg:height="4.1709in" draw:z-index="1"><draw:image xlink:href="Pictures/1000000100000391000002397158CB30F4CEB6E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09:42:36.369730727</meta:creation-date>
    <dc:date>2024-01-08T09:54:58.853135940</dc:date>
    <meta:editing-duration>PT12M24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0" meta:word-count="0" meta:character-count="0" meta:non-whitespace-character-count="0"/>
  </office:meta>
</office:document-meta>
</file>